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4881504" text:id="ct114881504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4918576" text:id="ct114918576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5519408" text:id="ct115519408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3999320" text:id="ct11399932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4937008" text:id="ct114937008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4935248" text:id="ct114935248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5361672" text:id="ct115361672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15427872" text:id="ct115427872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16669808" text:id="ct116669808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6078688" text:id="ct116078688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5420072" text:id="ct115420072">
          <text:insertion>
            <office:change-info>
              <dc:creator>Luc Saffre</dc:creator>
              <dc:date>2012-05-31T13:43:00</dc:date>
            </office:change-info>
          </text:insertion>
        </text:changed-region>
        <text:changed-region xml:id="ct116256248" text:id="ct116256248">
          <text:insertion>
            <office:change-info>
              <dc:creator>Luc Saffre</dc:creator>
              <dc:date>2012-05-31T14:03:00</dc:date>
            </office:change-info>
          </text:insertion>
        </text:changed-region>
        <text:changed-region xml:id="ct116062216" text:id="ct116062216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4817392" text:id="ct114817392">
          <text:insertion>
            <office:change-info>
              <dc:creator>Luc Saffre</dc:creator>
              <dc:date>2012-05-31T14:11:00</dc:date>
            </office:change-info>
          </text:insertion>
        </text:changed-region>
        <text:changed-region xml:id="ct116048976" text:id="ct116048976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6615824" text:id="ct116615824">
          <text:insertion>
            <office:change-info>
              <dc:creator>Luc Saffre</dc:creator>
              <dc:date>2012-05-31T14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change-start text:change-id="ct114881504"/>self<text:change-end text:change-id="ct114881504"/></text:h>
      <text:p text:style-name="P1"/>
      <text:p text:style-name="P2">Klient: <text:tab/><text:change-start text:change-id="ct114918576"/>self.person<text:change-end text:change-id="ct114918576"/><text:line-break/><text:tab/><text:change-start text:change-id="ct115519408"/>self.person.address(', ')<text:change-end text:change-id="ct115519408"/></text:p>
      <text:p text:style-name="Standard"/>
      <text:p text:style-name="Standard">Sozialarbeiter: <text:change-start text:change-id="ct113999320"/>self.user<text:change-end text:change-id="ct113999320"/></text:p>
      <text:p text:style-name="Standard">Datum und Uhrzeit : <text:change-start text:change-id="ct114937008"/>self.sent<text:change-end text:change-id="ct114937008"/></text:p>
      <text:p text:style-name="Standard">Ticket BCSS: <text:change-start text:change-id="ct114935248"/>self.ticket<text:change-end text:change-id="ct114935248"/></text:p>
      <text:h text:style-name="Heading_20_2" text:outline-level="2">Resultate</text:h>
      <text:p text:style-name="P2"><office:annotation><dc:creator>Luc Saffre</dc:creator><dc:date>2012-05-31T13:44:25</dc:date><text:p text:style-name="P4"><text:span text:style-name="T1">do text for row in self.get_result_table(ar)</text:span></text:p></office:annotation>Name:<text:tab/><text:change-start text:change-id="ct115361672"/>row.last_name<text:change-end text:change-id="ct115361672"/><text:line-break/>Vorname: <text:tab/><text:change-start text:change-id="ct115427872"/>row.first_name<text:change-end text:change-id="ct115427872"/><text:line-break/>Geschlecht: <text:tab/><text:change-start text:change-id="ct116669808"/>row.gender<text:change-end text:change-id="ct116669808"/><text:line-break/>NR-Nummer: <text:tab/><text:change-start text:change-id="ct116078688"/>row.national_id<text:change-end text:change-id="ct116078688"/><text:line-break/>Adresse:<text:tab/><text:change-start text:change-id="ct115420072"/>row.address<text:change-end text:change-id="ct115420072"/><text:line-break/>Land:<text:tab/><text:change-start text:change-id="ct116256248"/>row.country<text:change-end text:change-id="ct116256248"/><text:line-break/>Geburtsdatum: <text:tab/><text:change-start text:change-id="ct116062216"/>row.birth_date<text:change-end text:change-id="ct116062216"/> <text:s/>(<text:change-start text:change-id="ct114817392"/>iif(row.birth_date==self.person.birth_date,"OK", self.person.birth_date)<text:change-end text:change-id="ct114817392"/>)<text:line-break/>Geburtsort:<text:tab/><text:change-start text:change-id="ct116048976"/>row.birth_location<text:change-end text:change-id="ct116048976"/><text:line-break/>Zivilstand: <text:tab/><text:change-start text:change-id="ct116615824"/>row.civil_state<text:change-end text:change-id="ct116615824"/><text:line-break/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5-31T14:11:21.04</dc:date>
    <dc:creator>Luc Saffre</dc:creator>
    <meta:editing-duration>PT36M31S</meta:editing-duration>
    <meta:editing-cycles>14</meta:editing-cycles>
    <meta:generator>LibreOffice/3.4$Win32 LibreOffice_project/340m1$Build-402</meta:generator>
    <meta:document-statistic meta:table-count="0" meta:image-count="0" meta:object-count="0" meta:page-count="1" meta:paragraph-count="7" meta:word-count="37" meta:character-count="442" meta:non-whitespace-character-count="403"/>
  </office:meta>
</office:document-meta>
</file>